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Bonum Math1" svg:font-family="'TeX Gyre Bonum Math'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3.45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465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188cm" fo:min-width="2.4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88cm" fo:min-width="1.55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TeX Gyre Bonum Math1" style:font-name-asian="TeX Gyre Bonum Math1" style:font-name-complex="TeX Gyre Bonum Mat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159cm" svg:x="11.922cm" svg:y="1.762cm">
          <text:p text:style-name="P1">DBMS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2.032cm" svg:x="3.159cm" svg:y="5.318cm">
          <text:p text:style-name="P1">Database0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2.032cm" svg:x="8.366cm" svg:y="5.318cm">
          <text:p text:style-name="P1">Database1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2.032cm" svg:x="16.367cm" svg:y="5.318cm">
          <text:p text:style-name="P1">DatabaseN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191cm" svg:height="2.032cm" svg:x="21.828cm" svg:y="5.318cm">
          <text:p text:style-name="P1">.db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762cm" svg:height="1.016cm" svg:x="13.954cm" svg:y="5.826cm">
          <draw:text-box>
            <text:p><text:span text:style-name="T1">⋯</text:span></text:p>
          </draw:text-box>
        </draw:frame>
        <draw:custom-shape draw:style-name="gr5" draw:text-style-name="P2" draw:layer="layout" svg:width="2.91cm" svg:height="2.032cm" svg:x="3.805cm" svg:y="11.033cm">
          <text:p text:style-name="P1">Table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91cm" svg:height="2.032cm" svg:x="7.488cm" svg:y="11.033cm">
          <text:p text:style-name="P1">Tabl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91cm" svg:height="2.032cm" svg:x="14.981cm" svg:y="11.16cm">
          <text:p text:style-name="P1">Tabl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91cm" svg:height="2.032cm" svg:x="18.664cm" svg:y="11.16cm">
          <text:p text:style-name="P1">.table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4.843cm" svg:y1="3.921cm" svg:x2="5.318cm" svg:y2="5.318cm">
          <text:p/>
        </draw:line>
        <draw:line draw:style-name="gr6" draw:text-style-name="P4" draw:layer="layout" svg:x1="14.716cm" svg:y1="3.921cm" svg:x2="10.398cm" svg:y2="5.318cm">
          <text:p/>
        </draw:line>
        <draw:line draw:style-name="gr6" draw:text-style-name="P4" draw:layer="layout" svg:x1="14.716cm" svg:y1="3.921cm" svg:x2="18.526cm" svg:y2="5.318cm">
          <text:p/>
        </draw:line>
        <draw:line draw:style-name="gr6" draw:text-style-name="P4" draw:layer="layout" svg:x1="14.716cm" svg:y1="3.921cm" svg:x2="23.987cm" svg:y2="5.318cm">
          <text:p/>
        </draw:line>
        <draw:line draw:style-name="gr6" draw:text-style-name="P4" draw:layer="layout" svg:x1="10.525cm" svg:y1="7.35cm" svg:x2="5.318cm" svg:y2="11.033cm">
          <text:p/>
        </draw:line>
        <draw:line draw:style-name="gr6" draw:text-style-name="P4" draw:layer="layout" svg:x1="10.525cm" svg:y1="7.35cm" svg:x2="9.001cm" svg:y2="11.033cm">
          <text:p/>
        </draw:line>
        <draw:line draw:style-name="gr6" draw:text-style-name="P4" draw:layer="layout" svg:x1="10.525cm" svg:y1="7.35cm" svg:x2="16.494cm" svg:y2="11.16cm">
          <text:p/>
        </draw:line>
        <draw:line draw:style-name="gr6" draw:text-style-name="P4" draw:layer="layout" svg:x1="10.525cm" svg:y1="7.35cm" svg:x2="20.177cm" svg:y2="11.16cm">
          <text:p/>
        </draw:line>
        <draw:frame draw:style-name="gr4" draw:text-style-name="P3" draw:layer="layout" svg:width="0.762cm" svg:height="1.016cm" svg:x="12.049cm" svg:y="11.668cm">
          <draw:text-box>
            <text:p><text:span text:style-name="T1">⋯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Bonum Math1" svg:font-family="'TeX Gyre Bonum Math'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00:39:17.744658213</meta:creation-date>
    <dc:date>2021-07-01T00:55:23.122729500</dc:date>
    <meta:editing-duration>PT11M24S</meta:editing-duration>
    <meta:editing-cycles>10</meta:editing-cycles>
    <meta:generator>LibreOffice/6.4.6.2$Linux_X86_64 LibreOffice_project/40$Build-2</meta:generator>
    <meta:document-statistic meta:object-count="19"/>
  </office:meta>
</office:document-meta>
</file>